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2" style:family="table-cell" style:parent-style-name="Default" style:data-style-name="N0"/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3mm" svg:height="90.04mm" svg:x="18.44mm" svg:y="68mm">
            <draw:object draw:notify-on-update-of-ranges="Sheet1.A1:Sheet1.A1 Sheet1.A2:Sheet1.A12 Sheet1.D1:Sheet1.D1 Sheet1.D2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bCities</text:p>
          </table:table-cell>
          <table:table-cell office:value-type="string" calcext:value-type="string">
            <text:p>NearestNeighbor</text:p>
          </table:table-cell>
          <table:table-cell office:value-type="string" calcext:value-type="string">
            <text:p>BestInsertion</text:p>
          </table:table-cell>
          <table:table-cell office:value-type="string" calcext:value-type="string">
            <text:p>Relative Delta (NN-BI)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table:formula="of:=([.C2]-[.B2])/[.C2]" office:value-type="percentage" office:value="-0.0566037735849057" calcext:value-type="percentage">
            <text:p>-5,66 %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float" office:value="463" calcext:value-type="float">
            <text:p>463</text:p>
          </table:table-cell>
          <table:table-cell office:value-type="float" office:value="445" calcext:value-type="float">
            <text:p>445</text:p>
          </table:table-cell>
          <table:table-cell table:formula="of:=([.C3]-[.B3])/[.C3]" office:value-type="percentage" office:value="-0.0404494382022472" calcext:value-type="percentage">
            <text:p>-4,04 %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float" office:value="21389" calcext:value-type="float">
            <text:p>21389</text:p>
          </table:table-cell>
          <table:table-cell office:value-type="float" office:value="22842" calcext:value-type="float">
            <text:p>22842</text:p>
          </table:table-cell>
          <table:table-cell table:formula="of:=([.C4]-[.B4])/[.C4]" office:value-type="percentage" office:value="0.0636108922160932" calcext:value-type="percentage">
            <text:p>6,36 %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float" office:value="655" calcext:value-type="float">
            <text:p>655</text:p>
          </table:table-cell>
          <table:table-cell office:value-type="float" office:value="688" calcext:value-type="float">
            <text:p>688</text:p>
          </table:table-cell>
          <table:table-cell table:formula="of:=([.C5]-[.B5])/[.C5]" office:value-type="percentage" office:value="0.0479651162790698" calcext:value-type="percentage">
            <text:p>4,80 %</text:p>
          </table:table-cell>
          <table:table-cell table:number-columns-repeated="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office:value-type="float" office:value="28208" calcext:value-type="float">
            <text:p>28208</text:p>
          </table:table-cell>
          <table:table-cell office:value-type="float" office:value="28561" calcext:value-type="float">
            <text:p>28561</text:p>
          </table:table-cell>
          <table:table-cell table:formula="of:=([.C6]-[.B6])/[.C6]" office:value-type="percentage" office:value="0.0123595112215959" calcext:value-type="percentage">
            <text:p>1,24 %</text:p>
          </table:table-cell>
          <table:table-cell table:number-columns-repeated="2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office:value-type="float" office:value="16033" calcext:value-type="float">
            <text:p>16033</text:p>
          </table:table-cell>
          <table:table-cell office:value-type="float" office:value="16699" calcext:value-type="float">
            <text:p>16699</text:p>
          </table:table-cell>
          <table:table-cell table:formula="of:=([.C7]-[.B7])/[.C7]" office:value-type="percentage" office:value="0.0398826277022576" calcext:value-type="percentage">
            <text:p>3,99 %</text:p>
          </table:table-cell>
          <table:table-cell table:number-columns-repeated="2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office:value-type="float" office:value="30189" calcext:value-type="float">
            <text:p>30189</text:p>
          </table:table-cell>
          <table:table-cell office:value-type="float" office:value="32416" calcext:value-type="float">
            <text:p>32416</text:p>
          </table:table-cell>
          <table:table-cell table:formula="of:=([.C8]-[.B8])/[.C8]" office:value-type="percentage" office:value="0.0687006416584403" calcext:value-type="percentage">
            <text:p>6,87 %</text:p>
          </table:table-cell>
          <table:table-cell table:number-columns-repeated="2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office:value-type="float" office:value="44076" calcext:value-type="float">
            <text:p>44076</text:p>
          </table:table-cell>
          <table:table-cell office:value-type="float" office:value="46128" calcext:value-type="float">
            <text:p>46128</text:p>
          </table:table-cell>
          <table:table-cell table:formula="of:=([.C9]-[.B9])/[.C9]" office:value-type="percentage" office:value="0.0444849115504683" calcext:value-type="percentage">
            <text:p>4,45 %</text:p>
          </table:table-cell>
          <table:table-cell table:number-columns-repeated="2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office:value-type="float" office:value="52985" calcext:value-type="float">
            <text:p>52985</text:p>
          </table:table-cell>
          <table:table-cell office:value-type="float" office:value="55267" calcext:value-type="float">
            <text:p>55267</text:p>
          </table:table-cell>
          <table:table-cell table:formula="of:=([.C10]-[.B10])/[.C10]" office:value-type="percentage" office:value="0.041290462663072" calcext:value-type="percentage">
            <text:p>4,13 %</text:p>
          </table:table-cell>
          <table:table-cell table:number-columns-repeated="2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office:value-type="float" office:value="7108" calcext:value-type="float">
            <text:p>7108</text:p>
          </table:table-cell>
          <table:table-cell office:value-type="float" office:value="7335" calcext:value-type="float">
            <text:p>7335</text:p>
          </table:table-cell>
          <table:table-cell table:formula="of:=([.C11]-[.B11])/[.C11]" office:value-type="percentage" office:value="0.030947511929107" calcext:value-type="percentage">
            <text:p>3,09 %</text:p>
          </table:table-cell>
          <table:table-cell table:number-columns-repeated="2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office:value-type="float" office:value="51608" calcext:value-type="float">
            <text:p>51608</text:p>
          </table:table-cell>
          <table:table-cell office:value-type="float" office:value="54385" calcext:value-type="float">
            <text:p>54385</text:p>
          </table:table-cell>
          <table:table-cell table:formula="of:=([.C12]-[.B12])/[.C12]" office:value-type="percentage" office:value="0.051061873678404" calcext:value-type="percentage">
            <text:p>5,11 %</text:p>
          </table:table-cell>
          <table:table-cell table:number-columns-repeated="2"/>
        </table:table-row>
        <table:table-row table:style-name="ro1" table:number-rows-repeated="24">
          <table:table-cell table:number-columns-repeated="6"/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7">
          <table:table-cell table:style-name="ce1"/>
          <table:table-cell table:number-columns-repeated="5"/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20:47:48.046703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6:43:50.207466007</meta:creation-date>
    <dc:date>2018-10-25T22:22:07.785141515</dc:date>
    <meta:editing-duration>PT46M24S</meta:editing-duration>
    <meta:editing-cycles>8</meta:editing-cycles>
    <meta:generator>LibreOffice/6.0.6.2$Linux_X86_64 LibreOffice_project/0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5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title svg:x="0.373cm" svg:y="0.316cm" chart:style-name="ch2">
          <text:p>Comparison of two starting heuristics: Nearest Neighbors and Best Insertion</text:p>
        </chart:title>
        <chart:legend chart:legend-position="end" svg:x="11.263cm" svg:y="4.203cm" style:legend-expansion="high" chart:style-name="ch3"/>
        <chart:plot-area chart:style-name="ch4" table:cell-range-address="Sheet1.A1:Sheet1.A12 Sheet1.D1:Sheet1.D12" chart:data-source-has-labels="row" svg:x="1.33cm" svg:y="1.275cm" svg:width="9.614cm" svg:height="6.569cm">
          <chartooo:coordinate-region svg:x="2.258cm" svg:y="1.474cm" svg:width="8.406cm" svg:height="6.171cm"/>
          <chart:axis chart:dimension="x" chart:name="primary-x" chart:style-name="ch5">
            <chart:title svg:x="4.916cm" svg:y="8.024cm" chart:style-name="ch6">
              <text:p>Number of cities</text:p>
            </chart:title>
          </chart:axis>
          <chart:axis chart:dimension="y" chart:name="primary-y" chart:style-name="ch7">
            <chart:title svg:x="0.451cm" svg:y="7.275cm" chart:style-name="ch8">
              <text:p>Objective value relative delta (NN-BI)</text:p>
            </chart:title>
            <chart:grid chart:style-name="ch9" chart:class="major"/>
          </chart:axis>
          <chart:series chart:style-name="ch10" chart:values-cell-range-address="Sheet1.D2:Sheet1.D12" chart:label-cell-address="Sheet1.D1:Sheet1.D1" chart:class="chart:scatter">
            <chart:domain table:cell-range-address="Sheet1.A2:Sheet1.A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lative Delta (NN-BI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2</svg:desc>
                </draw:g>
              </table:table-cell>
              <table:table-cell office:value-type="float" office:value="-0.0566037735849057">
                <text:p>-0.0566037735849057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-0.0404494382022472">
                <text:p>-0.0404494382022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636108922160932">
                <text:p>0.0636108922160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0.0479651162790698">
                <text:p>0.0479651162790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123595112215959">
                <text:p>0.0123595112215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">
                <text:p>198</text:p>
              </table:table-cell>
              <table:table-cell office:value-type="float" office:value="0.0398826277022576">
                <text:p>0.039882627702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0687006416584403">
                <text:p>0.0687006416584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8">
                <text:p>318</text:p>
              </table:table-cell>
              <table:table-cell office:value-type="float" office:value="0.0444849115504683">
                <text:p>0.0444849115504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2">
                <text:p>442</text:p>
              </table:table-cell>
              <table:table-cell office:value-type="float" office:value="0.041290462663072">
                <text:p>0.041290462663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5">
                <text:p>575</text:p>
              </table:table-cell>
              <table:table-cell office:value-type="float" office:value="0.030947511929107">
                <text:p>0.030947511929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7">
                <text:p>657</text:p>
              </table:table-cell>
              <table:table-cell office:value-type="float" office:value="0.051061873678404">
                <text:p>0.051061873678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